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MY_20_DASH" svg:stroke-width="0cm" svg:stroke-color="#0084d1" draw:marker-start-width="0.203cm" draw:marker-end-width="0.203cm" draw:fill="solid" draw:fill-color="#0084d1" draw:opacity="25%" draw:textarea-vertical-align="middle" fo:padding-top="0.125cm" fo:padding-bottom="0.125cm" fo:padding-left="0.25cm" fo:padding-right="0.25cm" draw:shadow-opacity="25%"/>
    </style:style>
    <style:style style:name="gr2" style:family="graphic" style:parent-style-name="standard">
      <style:graphic-properties draw:stroke="none" draw:stroke-dash="MY_20_DASH" svg:stroke-width="0.051cm" svg:stroke-color="#000000" draw:marker-start-width="0.355cm" draw:marker-end-width="0.355cm" draw:fill="solid" draw:fill-color="#0084d1" draw:opacity="25%" draw:textarea-vertical-align="middle" fo:padding-top="0.15cm" fo:padding-bottom="0.15cm" fo:padding-left="0.275cm" fo:padding-right="0.275cm" draw:shadow-offset-x="0.203cm" draw:shadow-offset-y="0.203cm" draw:shadow-opacity="25%"/>
    </style:style>
    <style:style style:name="gr3" style:family="graphic" style:parent-style-name="standard">
      <style:graphic-properties draw:stroke="none" draw:stroke-dash="MY_20_DASH" svg:stroke-width="0.051cm" svg:stroke-color="#000000" draw:marker-start-width="0.355cm" draw:marker-end-width="0.355cm" draw:fill="solid" draw:fill-color="#0084d1" draw:opacity="25%" draw:textarea-vertical-align="middle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00" draw:marker-start-width="0.355cm" draw:marker-end="Arrow" draw:marker-end-width="0.254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Courier" style:font-family-generic="modern" style:font-pitch="variable"/>
    </style:style>
    <style:style style:name="P3" style:family="paragraph">
      <style:text-properties fo:color="#666666" fo:font-size="10pt" style:font-size-asian="10pt" style:font-size-complex="10pt"/>
    </style:style>
    <style:style style:name="T1" style:family="text">
      <style:text-properties fo:font-family="Courier" style:font-family-generic="modern" style:font-pitch="variable"/>
    </style:style>
    <style:style style:name="T2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4.022cm" svg:height="6.494cm" svg:x="1.886cm" svg:y="4.064cm">
          <text:p/>
        </draw:rect>
        <draw:rect draw:style-name="gr2" draw:text-style-name="P1" draw:layer="layout" svg:width="23.114cm" svg:height="2.286cm" svg:x="2.286cm" svg:y="4.464cm">
          <text:p/>
        </draw:rect>
        <draw:rect draw:style-name="gr3" draw:text-style-name="P1" draw:layer="layout" svg:width="23.114cm" svg:height="2.286cm" svg:x="2.286cm" svg:y="7.764cm">
          <text:p/>
        </draw:rect>
        <draw:frame draw:style-name="gr4" draw:text-style-name="P2" xml:id="id1" draw:id="id1" draw:layer="layout" svg:width="6.598cm" svg:height="0.886cm" svg:x="2.292cm" svg:y="4.462cm">
          <draw:text-box>
            <text:p><text:span text:style-name="T1">core_transitions</text:span></text:p>
          </draw:text-box>
        </draw:frame>
        <draw:frame draw:style-name="gr4" draw:text-style-name="P2" xml:id="id3" draw:id="id3" draw:layer="layout" svg:width="7.36cm" svg:height="0.886cm" svg:x="2.292cm" svg:y="5.732cm">
          <draw:text-box>
            <text:p><text:span text:style-name="T1">layer_distribution</text:span></text:p>
          </draw:text-box>
        </draw:frame>
        <draw:frame draw:style-name="gr4" draw:text-style-name="P2" xml:id="id2" draw:id="id2" draw:layer="layout" svg:width="10.408cm" svg:height="0.886cm" svg:x="12.7cm" svg:y="4.97cm">
          <draw:text-box>
            <text:p><text:span text:style-name="T1">transitions_between_layers</text:span></text:p>
          </draw:text-box>
        </draw:frame>
        <draw:connector draw:style-name="gr5" draw:text-style-name="P1" draw:layer="layout" draw:line-skew="0.381cm" svg:x1="8.89cm" svg:y1="4.905cm" svg:x2="12.7cm" svg:y2="5.413cm" draw:start-shape="id1" draw:start-glue-point="1" draw:end-shape="id2" draw:end-glue-point="3" svg:d="M8890 4905h2286v508h1524">
          <text:p/>
        </draw:connector>
        <draw:connector draw:style-name="gr5" draw:text-style-name="P1" draw:layer="layout" svg:x1="9.652cm" svg:y1="6.175cm" svg:x2="12.7cm" svg:y2="5.413cm" draw:start-shape="id3" draw:start-glue-point="1" draw:end-shape="id2" draw:end-glue-point="3" svg:d="M9652 6175h1524v-762h1524">
          <text:p/>
        </draw:connector>
        <draw:frame draw:style-name="gr4" draw:text-style-name="P2" xml:id="id4" draw:id="id4" draw:layer="layout" svg:width="4.693cm" svg:height="0.886cm" svg:x="2.54cm" svg:y="8.526cm">
          <draw:text-box>
            <text:p><text:span text:style-name="T1">transitions</text:span></text:p>
          </draw:text-box>
        </draw:frame>
        <draw:frame draw:style-name="gr4" draw:text-style-name="P2" xml:id="id5" draw:id="id5" draw:layer="layout" svg:width="6.598cm" svg:height="0.886cm" svg:x="8.89cm" svg:y="8.526cm">
          <draw:text-box>
            <text:p><text:span text:style-name="T1">join_transitions</text:span></text:p>
          </draw:text-box>
        </draw:frame>
        <draw:frame draw:style-name="gr4" draw:text-style-name="P2" xml:id="id6" draw:id="id6" draw:layer="layout" svg:width="7.36cm" svg:height="0.886cm" svg:x="16.897cm" svg:y="8.526cm">
          <draw:text-box>
            <text:p><text:span text:style-name="T1">labels_permutation</text:span></text:p>
          </draw:text-box>
        </draw:frame>
        <draw:connector draw:style-name="gr5" draw:text-style-name="P1" draw:layer="layout" svg:x1="7.233cm" svg:y1="8.969cm" svg:x2="8.89cm" svg:y2="8.969cm" draw:start-shape="id4" draw:start-glue-point="1" draw:end-shape="id5" draw:end-glue-point="3" svg:d="M7233 8969h1657">
          <text:p/>
        </draw:connector>
        <draw:connector draw:style-name="gr5" draw:text-style-name="P1" draw:layer="layout" svg:x1="15.488cm" svg:y1="8.969cm" svg:x2="16.897cm" svg:y2="8.969cm" draw:start-shape="id5" draw:start-glue-point="1" draw:end-shape="id6" draw:end-glue-point="3" svg:d="M15488 8969h1409">
          <text:p/>
        </draw:connector>
        <draw:connector draw:style-name="gr6" draw:text-style-name="P1" draw:layer="layout" svg:x1="17.904cm" svg:y1="5.856cm" svg:x2="4.886cm" svg:y2="8.526cm" draw:start-shape="id2" draw:start-glue-point="2" draw:end-shape="id4" svg:d="M17904 5856v1335h-13018v1335">
          <text:p/>
        </draw:connector>
        <draw:frame draw:style-name="gr4" draw:text-style-name="P3" draw:layer="layout" svg:width="2.72cm" svg:height="0.645cm" svg:x="22.86cm" svg:y="6.68cm">
          <draw:text-box>
            <text:p text:style-name="P3"><text:span text:style-name="T2">for each basin</text:span></text:p>
          </draw:text-box>
        </draw:frame>
        <draw:frame draw:style-name="gr4" draw:text-style-name="P3" draw:layer="layout" svg:width="2.17cm" svg:height="0.645cm" svg:x="23.343cm" svg:y="9.982cm">
          <draw:text-box>
            <text:p text:style-name="P3"><text:span text:style-name="T2">join basins</text:span></text:p>
          </draw:text-box>
        </draw:frame>
        <draw:rect draw:style-name="gr3" draw:text-style-name="P1" draw:layer="layout" svg:width="9.652cm" svg:height="2.286cm" svg:x="15.748cm" svg:y="11.464cm">
          <text:p/>
        </draw:rect>
        <draw:frame draw:style-name="gr4" draw:text-style-name="P2" xml:id="id7" draw:id="id7" draw:layer="layout" svg:width="7.36cm" svg:height="0.886cm" svg:x="16.897cm" svg:y="12.126cm">
          <draw:text-box>
            <text:p><text:span text:style-name="T1">generate_landscape</text:span></text:p>
          </draw:text-box>
        </draw:frame>
        <draw:connector draw:style-name="gr5" draw:text-style-name="P1" draw:layer="layout" svg:x1="20.577cm" svg:y1="9.412cm" svg:x2="20.577cm" svg:y2="12.126cm" draw:start-shape="id6" draw:end-shape="id7" svg:d="M20577 9412v2714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MY_20_DASH" draw:display-name="MY DASH" draw:style="rect" draw:dots1="1" draw:dots1-length="0.508cm" draw:dots2="1" draw:dots2-length="0.508cm" draw:distance="0.1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c Borriello</meta:initial-creator>
    <meta:creation-date>2023-05-10T14:21:22</meta:creation-date>
    <meta:editing-duration>PT4M52S</meta:editing-duration>
    <meta:editing-cycles>2</meta:editing-cycles>
    <dc:date>2023-05-10T14:42:08</dc:date>
    <dc:creator>Enric Borriello</dc:creator>
    <meta:document-statistic meta:object-count="42"/>
    <meta:generator>OpenOffice/4.1.2$Unix OpenOffice.org_project/412m3$Build-9782</meta:generator>
  </office:meta>
</office:document-meta>
</file>